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9000002154F6AF5AF.png" manifest:media-type="image/png"/>
  <manifest:file-entry manifest:full-path="Pictures/100000010000040900000215580A05EC.png" manifest:media-type="image/png"/>
  <manifest:file-entry manifest:full-path="Pictures/100000010000040900000215AEB17F34.png" manifest:media-type="image/png"/>
  <manifest:file-entry manifest:full-path="Pictures/100000010000040900000215157D0E96.png" manifest:media-type="image/png"/>
  <manifest:file-entry manifest:full-path="Pictures/100000000000078000000614740C02F7.png" manifest:media-type="image/png"/>
  <manifest:file-entry manifest:full-path="Pictures/10000001000004090000024B542E03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 style:master-page-name="MasterPage2">
      <style:paragraph-properties fo:text-align="center" style:justify-single-word="false" style:page-number="auto"/>
      <style:text-properties fo:font-size="28pt"/>
    </style:style>
    <style:style style:name="P2" style:family="paragraph" style:parent-style-name="Standard">
      <style:paragraph-properties fo:text-align="center" style:justify-single-word="false"/>
      <style:text-properties fo:font-size="28pt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/>
    </style:style>
    <style:style style:name="P4" style:family="paragraph" style:parent-style-name="Standard" style:master-page-name="MasterPage3">
      <style:paragraph-properties style:page-number="auto" fo:break-before="page"/>
      <style:text-properties fo:language="en" fo:country="AU"/>
    </style:style>
    <style:style style:name="P5" style:family="paragraph" style:parent-style-name="Standard">
      <style:text-properties fo:language="en" fo:country="AU"/>
    </style:style>
    <style:style style:name="P6" style:family="paragraph" style:parent-style-name="Standard">
      <style:text-properties fo:language="en" fo:country="AU" officeooo:rsid="000299b8" officeooo:paragraph-rsid="000299b8"/>
    </style:style>
    <style:style style:name="P7" style:family="paragraph" style:parent-style-name="Standard">
      <style:paragraph-properties fo:break-before="page"/>
      <style:text-properties fo:language="en" fo:country="AU" officeooo:rsid="000299b8" officeooo:paragraph-rsid="000299b8"/>
    </style:style>
    <style:style style:name="T28" style:family="text">
      <style:text-properties fo:font-size="28pt"/>
    </style:style>
    <style:style style:name="T29" style:family="text">
      <style:text-properties fo:font-size="28pt" fo:font-weight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6" text:anchor-type="page" text:anchor-page-number="5" svg:x="1.305cm" svg:y="1.522cm" svg:width="19.05cm" svg:height="10.825cm" draw:z-index="5">
        <draw:image xlink:href="Pictures/10000001000004090000024B542E0346.png" xlink:type="simple" xlink:show="embed" xlink:actuate="onLoad" draw:mime-type="image/png"/>
      </draw:frame>
      <draw:frame draw:style-name="fr2" draw:name="Image5" text:anchor-type="page" text:anchor-page-number="4" svg:x="0cm" svg:y="0cm" svg:width="19.05cm" svg:height="15.438cm" draw:z-index="4">
        <draw:image xlink:href="Pictures/100000000000078000000614740C02F7.png" xlink:type="simple" xlink:show="embed" xlink:actuate="onLoad" draw:mime-type="image/png"/>
      </draw:frame>
      <draw:frame draw:style-name="fr3" draw:name="Image4" text:anchor-type="page" text:anchor-page-number="3" svg:x="1.517cm" svg:y="12.966cm" svg:width="19.05cm" svg:height="9.828cm" draw:z-index="3">
        <draw:image xlink:href="Pictures/100000010000040900000215AEB17F34.png" xlink:type="simple" xlink:show="embed" xlink:actuate="onLoad" draw:mime-type="image/png"/>
      </draw:frame>
      <draw:frame draw:style-name="fr4" draw:name="Image3" text:anchor-type="page" text:anchor-page-number="3" svg:x="0cm" svg:y="0cm" svg:width="19.05cm" svg:height="9.828cm" draw:z-index="2">
        <draw:image xlink:href="Pictures/100000010000040900000215580A05EC.png" xlink:type="simple" xlink:show="embed" xlink:actuate="onLoad" draw:mime-type="image/png"/>
      </draw:frame>
      <draw:frame draw:style-name="fr1" draw:name="Image2" text:anchor-type="page" text:anchor-page-number="2" svg:x="1.446cm" svg:y="12.982cm" svg:width="19.05cm" svg:height="9.828cm" draw:z-index="1">
        <draw:image xlink:href="Pictures/100000010000040900000215157D0E96.png" xlink:type="simple" xlink:show="embed" xlink:actuate="onLoad" draw:mime-type="image/png"/>
      </draw:frame>
      <draw:frame draw:style-name="fr4" draw:name="Image1" text:anchor-type="page" text:anchor-page-number="2" svg:x="0cm" svg:y="0cm" svg:width="19.05cm" svg:height="9.828cm" draw:z-index="0">
        <draw:image xlink:href="Pictures/1000000100000409000002154F6AF5AF.png" xlink:type="simple" xlink:show="embed" xlink:actuate="onLoad" draw:mime-type="image/png"/>
      </draw:frame>
      <text:p text:style-name="P1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3">ICTNWK541 Assessment Tasks<text:span text:style-name="T29"/></text:p>
      <text:p text:style-name="P4"><text:s/></text:p>
      <text:p text:style-name="P5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font-name-asian="Times New Roman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49cm" style:writing-mode="page"/>
      <style:text-properties fo:color="#000000" style:font-name="Arial" fo:font-size="11pt" fo:language="en" fo:country="AU" style:font-name-asian="Times New Roman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Style_5f_paragraph" style:display-name="DStyle_paragraph" style:family="paragraph">
      <style:paragraph-properties fo:margin-top="0cm" fo:margin-bottom="0.353cm" style:contextual-spacing="false" fo:line-height="115%"/>
      <style:text-properties style:font-name="Arial" fo:font-family="Arial" fo:font-size="11pt" fo:language="en" fo:country="US" style:font-name-complex="Arial" style:font-family-complex="Ari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chapter">
      <style:paragraph-properties fo:margin-top="0.635cm" fo:margin-bottom="0.141cm" style:contextual-spacing="false"/>
      <style:text-properties fo:color="#0f4761" loext:opacity="100%" style:font-name="Arial" fo:font-family="Arial" fo:font-size="20pt" style:font-name-complex="Arial" style:font-family-complex="Arial"/>
    </style:style>
    <style:style style:name="Heading_20_2" style:display-name="Heading 2" style:family="paragraph" style:parent-style-name="Normal" style:class="chapter">
      <style:paragraph-properties fo:margin-top="0.282cm" fo:margin-bottom="0.141cm" style:contextual-spacing="false"/>
      <style:text-properties fo:color="#0f4761" loext:opacity="100%" style:font-name="Arial" fo:font-family="Arial" fo:font-size="16pt" style:font-name-complex="Arial" style:font-family-complex="Arial"/>
    </style:style>
    <style:style style:name="Heading_20_3" style:display-name="Heading 3" style:family="paragraph" style:parent-style-name="Normal" style:class="chapter">
      <style:paragraph-properties fo:margin-top="0.282cm" fo:margin-bottom="0.141cm" style:contextual-spacing="false"/>
      <style:text-properties fo:color="#0f4761" loext:opacity="100%" style:font-name="Arial" fo:font-family="Arial" fo:font-size="14pt" style:font-name-complex="Arial" style:font-family-complex="Arial"/>
    </style:style>
    <style:style style:name="Heading_20_4" style:display-name="Heading 4" style:family="paragraph" style:parent-style-name="Normal" style:class="chapter">
      <style:paragraph-properties fo:margin-top="0.141cm" fo:margin-bottom="0.071cm" style:contextual-spacing="false"/>
      <style:text-properties fo:color="#0f4761" loext:opacity="100%" style:font-name="Arial" fo:font-family="Arial" fo:font-style="italic" style:font-name-complex="Arial" style:font-family-complex="Arial"/>
    </style:style>
    <style:style style:name="Heading_20_5" style:display-name="Heading 5" style:family="paragraph" style:parent-style-name="Normal" style:class="chapter">
      <style:paragraph-properties fo:margin-top="0.141cm" fo:margin-bottom="0.071cm" style:contextual-spacing="false"/>
      <style:text-properties fo:color="#0f4761" loext:opacity="100%" style:font-name="Arial" fo:font-family="Arial" style:font-name-complex="Arial" style:font-family-complex="Arial"/>
    </style:style>
    <style:style style:name="Heading_20_6" style:display-name="Heading 6" style:family="paragraph" style:parent-style-name="Normal" style:class="chapter">
      <style:paragraph-properties fo:margin-top="0.071cm" fo:margin-bottom="0cm" style:contextual-spacing="false"/>
      <style:text-properties fo:color="#595959" loext:opacity="100%" style:font-name="Arial" fo:font-family="Arial" fo:font-style="italic" style:font-name-complex="Arial" style:font-family-complex="Arial"/>
    </style:style>
    <style:style style:name="Heading_20_7" style:display-name="Heading 7" style:family="paragraph" style:parent-style-name="Normal" style:class="chapter">
      <style:paragraph-properties fo:margin-top="0.071cm" fo:margin-bottom="0cm" style:contextual-spacing="false"/>
      <style:text-properties fo:color="#595959" loext:opacity="100%" style:font-name="Arial" fo:font-family="Arial" style:font-name-complex="Arial" style:font-family-complex="Arial"/>
    </style:style>
    <style:style style:name="Heading_20_8" style:display-name="Heading 8" style:family="paragraph" style:parent-style-name="Normal" style:class="chapter">
      <style:paragraph-properties fo:margin-top="0cm" fo:margin-bottom="0cm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Heading_20_9" style:display-name="Heading 9" style:family="paragraph" style:parent-style-name="Normal" style:class="chapter">
      <style:paragraph-properties fo:margin-top="0cm" fo:margin-bottom="0cm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Title" style:family="paragraph" style:parent-style-name="Normal" style:class="chapter">
      <style:paragraph-properties fo:margin-top="0cm" fo:margin-bottom="0.141cm" style:contextual-spacing="false" fo:line-height="100%"/>
      <style:text-properties style:font-name="Arial" fo:font-family="Arial" fo:font-size="28pt" fo:letter-spacing="-0.018cm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26cm"/>
    </style:style>
    <style:style style:name="Quote" style:family="paragraph" style:parent-style-name="Normal">
      <style:paragraph-properties fo:margin-top="0.282cm" fo:margin-bottom="0.353cm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aption" style:family="paragraph" style:parent-style-name="Normal" style:class="extra">
      <style:paragraph-properties fo:margin-top="0cm" fo:margin-bottom="0.353cm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right="0cm" fo:margin-top="0cm" fo:margin-bottom="0.176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0.776cm" fo:margin-right="0cm" fo:margin-top="0cm" fo:margin-bottom="0.176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164cm" fo:margin-right="0cm" fo:margin-top="0cm" fo:margin-bottom="0.176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1.552cm" fo:margin-right="0cm" fo:margin-top="0cm" fo:margin-bottom="0.176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1.94cm" fo:margin-right="0cm" fo:margin-top="0cm" fo:margin-bottom="0.176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2.328cm" fo:margin-right="0cm" fo:margin-top="0cm" fo:margin-bottom="0.176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2.716cm" fo:margin-right="0cm" fo:margin-top="0cm" fo:margin-bottom="0.176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3.104cm" fo:margin-right="0cm" fo:margin-top="0cm" fo:margin-bottom="0.176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paragraph-properties fo:margin-top="0cm" fo:margin-bottom="0.353cm" style:contextual-spacing="false" fo:line-height="115%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DStyle_5f_text" style:display-name="DStyle_text" style:family="text">
      <style:text-properties style:font-name="Arial" fo:font-family="Arial" fo:font-size="11pt" fo:language="en" fo:country="US" style:font-name-complex="Arial" style:font-family-complex="Aria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/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/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T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T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text:style-name="T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T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T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text:style-name="T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T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T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T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T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T12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text:style-name="T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T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T15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text:style-name="T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T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T18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T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T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T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text:style-name="T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T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T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text:style-name="T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T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T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  <style:master-page style:name="MasterPage3" style:page-layout-name="Mpm1" draw:style-name="Mdp1"/>
    <style:master-page style:name="MasterPage4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date>2025-06-02T10:53:17.999951742</dc:date>
    <meta:editing-duration>PT1M46S</meta:editing-duration>
    <meta:editing-cycles>2</meta:editing-cycles>
    <meta:document-statistic meta:table-count="0" meta:image-count="6" meta:object-count="0" meta:page-count="5" meta:paragraph-count="2" meta:word-count="3" meta:character-count="27" meta:non-whitespace-character-count="24"/>
  </office:meta>
</office:document-meta>
</file>